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ROFESSOR" style:family="table">
      <style:table-properties style:width="5.3125in" fo:margin-left="1.0146in" table:align="left"/>
    </style:style>
    <style:style style:name="PROFESSOR.A" style:family="table-column">
      <style:table-column-properties style:column-width="0.625in"/>
    </style:style>
    <style:style style:name="PROFESSOR.B" style:family="table-column">
      <style:table-column-properties style:column-width="0.9375in"/>
    </style:style>
    <style:style style:name="PROFESSOR.C" style:family="table-column">
      <style:table-column-properties style:column-width="0.875in"/>
    </style:style>
    <style:style style:name="PROFESSOR.D" style:family="table-column">
      <style:table-column-properties style:column-width="1.375in"/>
    </style:style>
    <style:style style:name="PROFESSOR.E" style:family="table-column">
      <style:table-column-properties style:column-width="1.5in"/>
    </style:style>
    <style:style style:name="PROFESSOR.1" style:family="table-row">
      <style:table-row-properties style:min-row-height="0.3125in"/>
    </style:style>
    <style:style style:name="PROFESSOR.A1" style:family="table-cell">
      <style:table-cell-properties style:vertical-align="middle" style:writing-mode="page"/>
    </style:style>
    <style:style style:name="P1" style:family="paragraph" style:parent-style-name="Title">
      <style:text-properties style:font-name="Arial"/>
    </style:style>
    <style:style style:name="P2" style:family="paragraph" style:parent-style-name="Subtitle">
      <style:text-properties style:font-name="Arial" officeooo:paragraph-rsid="001e6d6c"/>
    </style:style>
    <style:style style:name="P3" style:family="paragraph" style:parent-style-name="Text_20_body">
      <style:text-properties style:font-name="Arial" officeooo:paragraph-rsid="001e6d6c"/>
    </style:style>
    <style:style style:name="P4" style:family="paragraph" style:parent-style-name="Heading_20_1"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1e6d6c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1c713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style:font-name="Arial" officeooo:paragraph-rsid="0021c713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Arial" officeooo:rsid="0021c713" officeooo:paragraph-rsid="0021c713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style:font-name="Arial" officeooo:paragraph-rsid="001e6d6c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style:font-name="Arial" officeooo:paragraph-rsid="00222a58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22a58"/>
    </style:style>
    <style:style style:name="P13" style:family="paragraph" style:parent-style-name="Text_20_body" style:list-style-name="L3">
      <style:paragraph-properties fo:margin-top="0in" fo:margin-bottom="0in" style:contextual-spacing="false"/>
      <style:text-properties style:font-name="Arial" officeooo:rsid="00222a58" officeooo:paragraph-rsid="00222a58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style:font-name="Arial" officeooo:paragraph-rsid="00222a58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officeooo:rsid="00222a58" officeooo:paragraph-rsid="00222a58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style:font-name="Arial" officeooo:rsid="002282be" officeooo:paragraph-rsid="002282be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style:font-name="Arial" officeooo:rsid="00222a58" officeooo:paragraph-rsid="00222a58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style:font-name="Arial" officeooo:paragraph-rsid="002282be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style:font-name="Arial" officeooo:paragraph-rsid="002282be"/>
    </style:style>
    <style:style style:name="P20" style:family="paragraph" style:parent-style-name="Text_20_body" style:list-style-name="L5">
      <style:paragraph-properties fo:margin-top="0in" fo:margin-bottom="0in" style:contextual-spacing="false"/>
      <style:text-properties style:font-name="Arial" officeooo:rsid="001e6d6c" officeooo:paragraph-rsid="002282be"/>
    </style:style>
    <style:style style:name="P21" style:family="paragraph" style:parent-style-name="Text_20_body" style:list-style-name="L5">
      <style:paragraph-properties fo:margin-top="0in" fo:margin-bottom="0in" style:contextual-spacing="false"/>
      <style:text-properties style:font-name="Arial" officeooo:rsid="002282be" officeooo:paragraph-rsid="002282be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282be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style:font-name="Arial" officeooo:rsid="00245f65" officeooo:paragraph-rsid="00245f65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style:font-name="Arial" officeooo:paragraph-rsid="00245f65"/>
    </style:style>
    <style:style style:name="P25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45f65"/>
    </style:style>
    <style:style style:name="P26" style:family="paragraph" style:parent-style-name="Text_20_body" style:list-style-name="L1">
      <style:paragraph-properties fo:margin-top="0in" fo:margin-bottom="0in" style:contextual-spacing="false"/>
      <style:text-properties style:font-name="Arial" officeooo:rsid="0025dd9b" officeooo:paragraph-rsid="0025dd9b"/>
    </style:style>
    <style:style style:name="P27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5dd9b"/>
    </style:style>
    <style:style style:name="P28" style:family="paragraph" style:parent-style-name="Text_20_body" style:list-style-name="L6">
      <style:paragraph-properties fo:margin-top="0in" fo:margin-bottom="0in" style:contextual-spacing="false"/>
      <style:text-properties style:font-name="Arial" officeooo:rsid="0025dd9b" officeooo:paragraph-rsid="0025dd9b"/>
    </style:style>
    <style:style style:name="P29" style:family="paragraph" style:parent-style-name="Text_20_body" style:list-style-name="L1">
      <style:paragraph-properties fo:margin-top="0in" fo:margin-bottom="0in" style:contextual-spacing="false"/>
      <style:text-properties style:font-name="Arial" officeooo:rsid="002716a3" officeooo:paragraph-rsid="002716a3"/>
    </style:style>
    <style:style style:name="P30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716a3"/>
    </style:style>
    <style:style style:name="P31" style:family="paragraph" style:parent-style-name="Text_20_body">
      <style:paragraph-properties fo:margin-top="0in" fo:margin-bottom="0in" style:contextual-spacing="false"/>
      <style:text-properties style:font-name="Arial" officeooo:rsid="00275d79" officeooo:paragraph-rsid="00275d79"/>
    </style:style>
    <style:style style:name="P32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officeooo:rsid="00275d79" officeooo:paragraph-rsid="00275d79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275d79" officeooo:paragraph-rsid="00275d79"/>
    </style:style>
    <style:style style:name="P34" style:family="paragraph" style:parent-style-name="Text_20_body" style:list-style-name="L1">
      <style:paragraph-properties fo:margin-top="0in" fo:margin-bottom="0in" style:contextual-spacing="false"/>
      <style:text-properties style:font-name="Arial" officeooo:rsid="002716a3" officeooo:paragraph-rsid="00275d79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style:font-name="Arial" officeooo:rsid="00275d79" officeooo:paragraph-rsid="00275d79"/>
    </style:style>
    <style:style style:name="P36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75d79"/>
    </style:style>
    <style:style style:name="P37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79649"/>
    </style:style>
    <style:style style:name="P38" style:family="paragraph" style:parent-style-name="Text_20_body" style:list-style-name="L1">
      <style:paragraph-properties fo:margin-top="0in" fo:margin-bottom="0in" style:contextual-spacing="false"/>
      <style:text-properties style:font-name="Arial" officeooo:rsid="00279649" officeooo:paragraph-rsid="00279649"/>
    </style:style>
    <style:style style:name="P39" style:family="paragraph" style:parent-style-name="Text_20_body" style:list-style-name="L1">
      <style:paragraph-properties fo:margin-top="0in" fo:margin-bottom="0in" style:contextual-spacing="false"/>
      <style:text-properties style:font-name="Arial" officeooo:rsid="001e6d6c" officeooo:paragraph-rsid="0028e150"/>
    </style:style>
    <style:style style:name="P40" style:family="paragraph" style:parent-style-name="Text_20_body" style:list-style-name="L1">
      <style:paragraph-properties fo:margin-top="0in" fo:margin-bottom="0in" style:contextual-spacing="false"/>
      <style:text-properties style:font-name="Arial" fo:font-weight="normal" officeooo:rsid="0028e150" officeooo:paragraph-rsid="0028e150" style:font-weight-asian="normal" style:font-weight-complex="normal"/>
    </style:style>
    <style:style style:name="P41" style:family="paragraph" style:parent-style-name="Text_20_body" style:list-style-name="L1">
      <style:paragraph-properties fo:margin-top="0in" fo:margin-bottom="0in" style:contextual-spacing="false"/>
      <style:text-properties style:font-name="Arial" officeooo:rsid="0028e150" officeooo:paragraph-rsid="0028e150"/>
    </style:style>
    <style:style style:name="P42" style:family="paragraph" style:parent-style-name="Text_20_body" style:list-style-name="L1">
      <style:paragraph-properties fo:margin-top="0in" fo:margin-bottom="0in" style:contextual-spacing="false"/>
      <style:text-properties style:font-name="Arial" officeooo:rsid="0028e43b" officeooo:paragraph-rsid="0028e43b"/>
    </style:style>
    <style:style style:name="P43" style:family="paragraph" style:parent-style-name="Text_20_body">
      <style:paragraph-properties fo:margin-top="0in" fo:margin-bottom="0in" style:contextual-spacing="false"/>
      <style:text-properties style:font-name="Arial" officeooo:rsid="0028e150" officeooo:paragraph-rsid="0028e150"/>
    </style:style>
    <style:style style:name="P44" style:family="paragraph" style:parent-style-name="Text_20_body" style:list-style-name="L1">
      <style:text-properties style:font-name="Arial" officeooo:rsid="001e6d6c"/>
    </style:style>
    <style:style style:name="P45" style:family="paragraph" style:parent-style-name="Text_20_body" style:list-style-name="L1">
      <style:text-properties style:font-name="Arial" officeooo:rsid="0028e43b" officeooo:paragraph-rsid="0028e43b"/>
    </style:style>
    <style:style style:name="P46" style:family="paragraph" style:parent-style-name="Standard">
      <style:text-properties style:font-name="Arial" officeooo:rsid="001e6d6c" officeooo:paragraph-rsid="001e6d6c"/>
    </style:style>
    <style:style style:name="T1" style:family="text">
      <style:text-properties officeooo:rsid="0021c713"/>
    </style:style>
    <style:style style:name="T2" style:family="text">
      <style:text-properties fo:font-weight="bold" officeooo:rsid="0021c713" style:font-weight-asian="bold" style:font-weight-complex="bold"/>
    </style:style>
    <style:style style:name="T3" style:family="text">
      <style:text-properties officeooo:rsid="001e6d6c"/>
    </style:style>
    <style:style style:name="T4" style:family="text">
      <style:text-properties fo:font-weight="bold" officeooo:rsid="00245f65" style:font-weight-asian="bold" style:font-weight-complex="bold"/>
    </style:style>
    <style:style style:name="T5" style:family="text">
      <style:text-properties officeooo:rsid="00222a58"/>
    </style:style>
    <style:style style:name="T6" style:family="text">
      <style:text-properties style:font-name="Arial" officeooo:rsid="002282be"/>
    </style:style>
    <style:style style:name="T7" style:family="text">
      <style:text-properties style:font-name="Arial"/>
    </style:style>
    <style:style style:name="T8" style:family="text">
      <style:text-properties officeooo:rsid="002282be"/>
    </style:style>
    <style:style style:name="T9" style:family="text">
      <style:text-properties fo:font-weight="bold" officeooo:rsid="002282be" style:font-weight-asian="bold" style:font-weight-complex="bold"/>
    </style:style>
    <style:style style:name="T10" style:family="text">
      <style:text-properties officeooo:rsid="00245f65"/>
    </style:style>
    <style:style style:name="T11" style:family="text">
      <style:text-properties officeooo:rsid="0025dd9b"/>
    </style:style>
    <style:style style:name="T12" style:family="text">
      <style:text-properties officeooo:rsid="002716a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75d79"/>
    </style:style>
    <style:style style:name="T15" style:family="text">
      <style:text-properties fo:font-weight="bold" officeooo:rsid="00275d79" style:font-weight-asian="bold" style:font-weight-complex="bold"/>
    </style:style>
    <style:style style:name="T16" style:family="text">
      <style:text-properties officeooo:rsid="00279649"/>
    </style:style>
    <style:style style:name="T17" style:family="text">
      <style:text-properties fo:font-weight="bold" officeooo:rsid="00279649" style:font-weight-asian="bold" style:font-weight-complex="bold"/>
    </style:style>
    <style:style style:name="T18" style:family="text">
      <style:text-properties officeooo:rsid="0028e150"/>
    </style:style>
    <style:style style:name="T19" style:family="text">
      <style:text-properties fo:font-weight="bold" officeooo:rsid="0028e150" style:font-weight-asian="bold" style:font-weight-complex="bold"/>
    </style:style>
    <style:style style:name="T20" style:family="text">
      <style:text-properties fo:font-weight="normal" officeooo:rsid="0028e150" style:font-weight-asian="normal" style:font-weight-complex="normal"/>
    </style:style>
    <style:style style:name="T21" style:family="text">
      <style:text-properties officeooo:rsid="0028e43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1.2807in" text:min-label-width="0.1965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1.2807in" text:min-label-width="0.1965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 I</text:p>
      <text:p text:style-name="P2">Wladmir Cardoso Brandao</text:p>
      <text:p text:style-name="P3"/>
      <text:h text:style-name="P4" text:outline-level="1">Hands-On 01</text:h>
      <text:p text:style-name="P5"/>
      <text:list xml:id="list1265396134" text:style-name="L1">
        <text:list-item>
          <text:p text:style-name="P6">O que é um sistema de banco de dados (SBD)? Do que um SBD é composto? <text:line-break/><text:line-break/><text:span text:style-name="T1">Sistemas de banco de dados referem-se ao conjunto de dados relacionados e sua respectiva forma de acesso e organização. </text:span><text:line-break/></text:p>
        </text:list-item>
        <text:list-item>
          <text:p text:style-name="P7">Do que um SBD é composto?<text:line-break/><text:line-break/><text:span text:style-name="T1">São compostos por uma </text:span><text:span text:style-name="T2">coleção de dados organizados</text:span><text:span text:style-name="T1">, uma </text:span><text:span text:style-name="T2">estrutura lógica</text:span><text:span text:style-name="T1"> determinando a forma como os dados são armazenados, organizados e manipulados, e um </text:span><text:span text:style-name="T2">software</text:span><text:span text:style-name="T1"> que provê acesso aos dados a usuários e aplicacões.</text:span><text:line-break/></text:p>
        </text:list-item>
      </text:list>
      <text:list text:style-name="L2">
        <text:list-item>
          <text:list>
            <text:list-item>
              <text:list>
                <text:list-item>
                  <text:p text:style-name="P8"><text:span text:style-name="T1">Coleção de Dados</text:span> (B<text:span text:style-name="T1">anco de Dados</text:span>)</text:p>
                </text:list-item>
                <text:list-item>
                  <text:p text:style-name="P9">Estrutura Lógica (Modelo de Dados)</text:p>
                </text:list-item>
                <text:list-item>
                  <text:p text:style-name="P10"><text:span text:style-name="T1">Software</text:span> (<text:span text:style-name="T1">Sistema Gerenciador de Banco de Dados</text:span>)<text:span text:style-name="T3"><text:line-break/></text:span></text:p>
                </text:list-item>
              </text:list>
            </text:list-item>
          </text:list>
        </text:list-item>
      </text:list>
      <text:list xml:id="list13449841244523" text:continue-list="list1265396134" text:style-name="L1">
        <text:list-item>
          <text:p text:style-name="P11"><text:span text:style-name="T3">Como usuários e aplicações interagem com um SBD?<text:line-break/><text:line-break/></text:span><text:span text:style-name="T1">Usuários e aplicações interagem com o sistema submetendo </text:span><text:span text:style-name="T4">consultas</text:span><text:span text:style-name="T1">.<text:line-break/><text:line-break/></text:span><text:span text:style-name="T4">Consultas</text:span><text:span text:style-name="T1"> são interpretadas pelo sistema, que realiza otimizações necessárias para sua correta execução.<text:line-break/><text:line-break/></text:span><text:span text:style-name="T5">O próprio sistema decide quais dados são necessários para responder uma </text:span><text:span text:style-name="T4">consulta</text:span><text:span text:style-name="T5"> e se encarrega de recuperá-los a partir dos repositórios sob seu controle</text:span><text:span text:style-name="T3"><text:line-break/></text:span></text:p>
        </text:list-item>
        <text:list-item>
          <text:p text:style-name="P12">O que é um banco de dados (BD)? Cite um exemplo de um BD, indicando o link onde seja possível encontrá-lo. <text:line-break/><text:line-break/><text:span text:style-name="T5">Coleção de dados organizados.<text:line-break/></text:span></text:p>
        </text:list-item>
      </text:list>
      <text:list text:style-name="L3">
        <text:list-item>
          <text:list>
            <text:list-item>
              <text:list>
                <text:list-item>
                  <text:p text:style-name="P13">Dados → símbolos, sinais, códigos</text:p>
                </text:list-item>
                <text:list-item>
                  <text:p text:style-name="P13">Atende necessidades específicas de usuários</text:p>
                </text:list-item>
                <text:list-item>
                  <text:p text:style-name="P14"><text:soft-page-break/><text:span text:style-name="T5">Presente em diferentes ambientes de negócio</text:span></text:p>
                  <text:list>
                    <text:list-item>
                      <text:p text:style-name="P13">Reserva de hotel</text:p>
                    </text:list-item>
                    <text:list-item>
                      <text:p text:style-name="P13">Reserva de livros em biblioteca</text:p>
                    </text:list-item>
                    <text:list-item>
                      <text:p text:style-name="P13">Visualização de catálogos de filmes</text:p>
                    </text:list-item>
                    <text:list-item>
                      <text:p text:style-name="P13">Compra de produtos em supermercado</text:p>
                    </text:list-item>
                    <text:list-item>
                      <text:p text:style-name="P13">Saque e depósito de dinheiro em caixa bancário<text:line-break/></text:p>
                    </text:list-item>
                  </text:list>
                </text:list-item>
              </text:list>
            </text:list-item>
          </text:list>
        </text:list-item>
      </text:list>
      <text:list xml:id="list13450869104868" text:continue-list="list13449841244523" text:style-name="L1">
        <text:list-header>
          <text:p text:style-name="P15"><text:span text:style-name="T6">Exemplo</text:span><text:span text:style-name="T7">: </text:span><text:a xlink:type="simple" xlink:href="https://www.amazon.com/" text:style-name="Internet_20_link" text:visited-style-name="Visited_20_Internet_20_Link"><text:span text:style-name="T7">https://www.amazon.com/</text:span></text:a></text:p>
        </text:list-header>
      </text:list>
      <text:list text:style-name="L4">
        <text:list-item>
          <text:list>
            <text:list-item>
              <text:list>
                <text:list-item>
                  <text:p text:style-name="P16">Bilhões de produtos em catálogo</text:p>
                </text:list-item>
                <text:list-item>
                  <text:p text:style-name="P16">Dezenas de milhões de transações diárias</text:p>
                </text:list-item>
                <text:list-item>
                  <text:p text:style-name="P16">Atualização frequente de estoque e pedidos</text:p>
                </text:list-item>
              </text:list>
            </text:list-item>
          </text:list>
        </text:list-item>
      </text:list>
      <text:list xml:id="list13451068671257" text:continue-list="list13450869104868" text:style-name="L1">
        <text:list-header>
          <text:p text:style-name="P17"/>
        </text:list-header>
        <text:list-item>
          <text:p text:style-name="P18"><text:span text:style-name="T3">Quais são as propriedades de um BD? <text:line-break/><text:line-break/></text:span><text:span text:style-name="T8">BDs possuem características que os diferenciam de outros tipos de coleções.<text:line-break/></text:span></text:p>
        </text:list-item>
      </text:list>
      <text:list text:style-name="L5">
        <text:list-item>
          <text:list>
            <text:list-item>
              <text:list>
                <text:list-item>
                  <text:p text:style-name="P19"><text:span text:style-name="T9">Finalidade</text:span><text:span text:style-name="T8"> → construídos com um propósito específico</text:span></text:p>
                </text:list-item>
                <text:list-item>
                  <text:p text:style-name="P20"><text:span text:style-name="T9">Realidade</text:span><text:span text:style-name="T8"> → representam o “mundo real”</text:span></text:p>
                  <text:list>
                    <text:list-item>
                      <text:p text:style-name="P21">Mundo Real → minimundo, universo de discurso</text:p>
                    </text:list-item>
                  </text:list>
                </text:list-item>
                <text:list-item>
                  <text:p text:style-name="P20"><text:span text:style-name="T9">Coerência</text:span><text:span text:style-name="T8"> → mantêm a coerência lógica da coleção<text:tab/><text:line-break/></text:span></text:p>
                </text:list-item>
              </text:list>
            </text:list-item>
          </text:list>
        </text:list-item>
      </text:list>
      <text:list xml:id="list13450113937445" text:continue-list="list13451068671257" text:style-name="L1">
        <text:list-item>
          <text:p text:style-name="P22">Quais são as etapas de um projeto de BD? <text:line-break/><text:line-break/><text:span text:style-name="T8">Construção de modelos para implementação.<text:line-break/></text:span></text:p>
          <text:list>
            <text:list-item>
              <text:p text:style-name="P23">Modelo → representação de entes e eventos reais</text:p>
            </text:list-item>
            <text:list-item>
              <text:p text:style-name="P23">Etapas de implementação</text:p>
              <text:list>
                <text:list-item>
                  <text:p text:style-name="P23">Especificação → descrição do minimundo</text:p>
                </text:list-item>
                <text:list-item>
                  <text:p text:style-name="P23">Análise de Requisitos → restrições de operação</text:p>
                </text:list-item>
                <text:list-item>
                  <text:p text:style-name="P23">Projeto Conceitual → estruturas e restrições conceituais</text:p>
                </text:list-item>
                <text:list-item>
                  <text:p text:style-name="P23">Projeto Lógico → estruturas e restrições lógicas</text:p>
                </text:list-item>
                <text:list-item>
                  <text:p text:style-name="P23">Projeto Físico → estruturas e restrições físicas</text:p>
                </text:list-item>
              </text:list>
            </text:list-item>
            <text:list-item>
              <text:p text:style-name="P24"><text:span text:style-name="T10">Revisando continuamente para que o BD reflita o estado do minimundo</text:span><text:span text:style-name="T3"><text:line-break/></text:span></text:p>
            </text:list-item>
          </text:list>
        </text:list-item>
        <text:list-item>
          <text:p text:style-name="P24"><text:span text:style-name="T3">O que é um sistema gerenciador de banco de dados (SGBD)? <text:line-break/><text:line-break/></text:span><text:span text:style-name="T10">Coleção de programas (software) que permitem aos usuários criar e manter BDs.<text:line-break/></text:span></text:p>
          <text:list>
            <text:list-item>
              <text:p text:style-name="P23">Definir → especificar tipos, estruturas e restrições armazenadas sob forma de metadados no catálogo (dicionário) do sistema</text:p>
            </text:list-item>
            <text:list-item>
              <text:p text:style-name="P23">Construir → armazenar dados em meio controlado pelo SGBD</text:p>
            </text:list-item>
            <text:list-item>
              <text:p text:style-name="P23">Manipular → inserir, remover, modificar e recuperar dados</text:p>
            </text:list-item>
            <text:list-item>
              <text:p text:style-name="P25"><text:soft-page-break/><text:span text:style-name="T10">Compartilhar → prover acesso simultâneo a múltiplos usuários</text:span><text:line-break/></text:p>
            </text:list-item>
          </text:list>
        </text:list-item>
        <text:list-item>
          <text:p text:style-name="P25">Quais são as propriedades de um SGBD? </text:p>
          <text:p text:style-name="P25"/>
          <text:list>
            <text:list-item>
              <text:p text:style-name="P26">Flexibilidade</text:p>
            </text:list-item>
            <text:list-item>
              <text:p text:style-name="P26">Múltiplas interfaces</text:p>
            </text:list-item>
            <text:list-item>
              <text:p text:style-name="P26">Economia de escala</text:p>
            </text:list-item>
            <text:list-item>
              <text:p text:style-name="P26">Garantia de padrões</text:p>
            </text:list-item>
            <text:list-item>
              <text:p text:style-name="P26">Restrições de acesso</text:p>
            </text:list-item>
            <text:list-item>
              <text:p text:style-name="P26">Backup e recuperação</text:p>
            </text:list-item>
            <text:list-item>
              <text:p text:style-name="P26">Disponibilidade elevada</text:p>
            </text:list-item>
            <text:list-item>
              <text:p text:style-name="P26">Restrições de integridade</text:p>
            </text:list-item>
            <text:list-item>
              <text:p text:style-name="P26">Tempo de desenvolvimento</text:p>
            </text:list-item>
            <text:list-item>
              <text:p text:style-name="P27"><text:span text:style-name="T11">Relacionamentos complexos</text:span><text:line-break/></text:p>
            </text:list-item>
          </text:list>
        </text:list-item>
        <text:list-item>
          <text:p text:style-name="P27">Indique situações em que o uso de SGBD pode se mostrar inadequado. <text:line-break/><text:line-break/><text:span text:style-name="T11">Uso de SGBDs pode ser inadequado em algumas situações</text:span></text:p>
          <text:p text:style-name="P27"/>
          <text:list>
            <text:list-item>
              <text:p text:style-name="P26">Monousuário → acesso por múltiplos usuários não requerido</text:p>
            </text:list-item>
            <text:list-item>
              <text:p text:style-name="P26">Baixa complexidade → aplicações muito simples e bem definidas</text:p>
            </text:list-item>
            <text:list-item>
              <text:p text:style-name="P26">Requisitos Rigorosos → aplicações de tempo real, de alta escalabilidade e sistemas embarcados com capacidade de armazenamento limitada</text:p>
            </text:list-item>
            <text:list-item>
              <text:p text:style-name="P26">Alta especialização → aplicações que demandam <text:s/>recursos que a generalidade oferecida pelo SGBD para definição e processamento de dados não suṕorta</text:p>
              <text:list>
                <text:list-item>
                  <text:p text:style-name="P26">Exemplo → funções de segurança sofisticadas</text:p>
                </text:list-item>
              </text:list>
            </text:list-item>
            <text:list-item>
              <text:p text:style-name="P27"><text:span text:style-name="T11">Custo proibitivo → impossibilidade de investimento inicial significativo em hardware, software e treinamento</text:span><text:line-break/></text:p>
            </text:list-item>
          </text:list>
        </text:list-item>
        <text:list-item>
          <text:p text:style-name="P27"><text:s/>O que é um modelo de dados? </text:p>
          <text:p text:style-name="P27"/>
          <text:p text:style-name="P26">Estrutura lógica que determina a forma como os dados são armazenados, organizados e manipulados.<text:line-break/></text:p>
          <text:list>
            <text:list-item>
              <text:p text:style-name="P26">Coleção de conceitos que descrevem a estrutura do BD</text:p>
            </text:list-item>
            <text:list-item>
              <text:p text:style-name="P26">Incorpora operações para especificar atualização e recuperação de dados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8">Exemplo → inserir, remover, modificar ou recuperar</text:p>
                </text:list-item>
              </text:list>
            </text:list-item>
          </text:list>
        </text:list-item>
      </text:list>
      <text:list text:continue-list="list13450113937445" text:style-name="L1">
        <text:list-item>
          <text:list>
            <text:list-item>
              <text:p text:style-name="P26">Define o comportamento de uma determinada aplicação</text:p>
              <text:list>
                <text:list-header>
                  <text:p text:style-name="P27"><text:line-break/><text:line-break/><text:line-break/><text:soft-page-break/><text:line-break/></text:p>
                </text:list-header>
              </text:list>
            </text:list-item>
          </text:list>
        </text:list-item>
        <text:list-item>
          <text:p text:style-name="P27"><text:s/>Em relação ao nível de abstração, quais são os tipos de modelos de dados? <text:line-break/></text:p>
          <text:p text:style-name="P26">Oferece diferentes níveis de abstração.<text:line-break/></text:p>
          <text:list>
            <text:list-item>
              <text:p text:style-name="P27"><text:span text:style-name="T11">Conceitual → </text:span><text:span text:style-name="T12">alto nível de abstração</text:span></text:p>
              <text:list>
                <text:list-item>
                  <text:p text:style-name="P29">Representa a estrutura como os usuários a percebem</text:p>
                </text:list-item>
                <text:list-item>
                  <text:p text:style-name="P29">Conceitos → entidade, atributo e relacionamento</text:p>
                </text:list-item>
              </text:list>
            </text:list-item>
            <text:list-item>
              <text:p text:style-name="P27"><text:span text:style-name="T11">Representativo → </text:span><text:span text:style-name="T12">nível intermediário de abstração</text:span></text:p>
              <text:list>
                <text:list-item>
                  <text:p text:style-name="P29">Também conhecido como modelo de implementação</text:p>
                </text:list-item>
                <text:list-item>
                  <text:p text:style-name="P29">Representa a estrutura detalhando aspectos de implementação</text:p>
                </text:list-item>
                <text:list-item>
                  <text:p text:style-name="P29">Oculta detalhes de armazenamento físico</text:p>
                </text:list-item>
                <text:list-item>
                  <text:p text:style-name="P29">Conceitos → objeto, relação, tupla e coluna</text:p>
                </text:list-item>
              </text:list>
            </text:list-item>
            <text:list-item>
              <text:p text:style-name="P26">Físico → baixo nível de abstração</text:p>
              <text:list>
                <text:list-item>
                  <text:p text:style-name="P26">Representa a estrutura detalhando aspectos de armazenamento físico<text:tab/></text:p>
                </text:list-item>
                <text:list-item>
                  <text:p text:style-name="P27"><text:span text:style-name="T11">Conceitos → arquivo, registro, campo, índice</text:span><text:line-break/></text:p>
                </text:list-item>
              </text:list>
            </text:list-item>
          </text:list>
        </text:list-item>
        <text:list-item>
          <text:p text:style-name="P30"><text:s/>O que é um Esquema de BD? </text:p>
          <text:p text:style-name="P30"/>
          <text:p text:style-name="P29">Descrição do banco de dados (metadados).</text:p>
          <text:p text:style-name="P30"/>
          <text:list>
            <text:list-item>
              <text:p text:style-name="P29">Especificado no projeto e não muda com frequência</text:p>
            </text:list-item>
            <text:list-item>
              <text:p text:style-name="P29">Existem convenções para representar esquemas usando diagramas</text:p>
            </text:list-item>
            <text:list-item>
              <text:p text:style-name="P29">Diagrama de Esquema → representação de um esquema</text:p>
              <text:list>
                <text:list-item>
                  <text:p text:style-name="P29">Capta aspectos como restrições, tipos de registros e de itens de dados<text:line-break/></text:p>
                </text:list-item>
              </text:list>
            </text:list-item>
          </text:list>
        </text:list-item>
      </text:list>
      <text:p text:style-name="P31"><text:tab/><text:tab/>PROFESSOR:</text:p>
      <table:table table:name="PROFESSOR" table:style-name="PROFESSOR">
        <table:table-column table:style-name="PROFESSOR.A"/>
        <table:table-column table:style-name="PROFESSOR.B"/>
        <table:table-column table:style-name="PROFESSOR.C"/>
        <table:table-column table:style-name="PROFESSOR.D"/>
        <table:table-column table:style-name="PROFESSOR.E"/>
        <table:table-row table:style-name="PROFESSOR.1">
          <table:table-cell table:style-name="PROFESSOR.A1" office:value-type="string">
            <text:p text:style-name="P32">CPF</text:p>
          </table:table-cell>
          <table:table-cell table:style-name="PROFESSOR.A1" office:value-type="string">
            <text:p text:style-name="P33">Nome</text:p>
          </table:table-cell>
          <table:table-cell table:style-name="PROFESSOR.A1" office:value-type="string">
            <text:p text:style-name="P33">Sexo</text:p>
          </table:table-cell>
          <table:table-cell table:style-name="PROFESSOR.A1" office:value-type="string">
            <text:p text:style-name="P33">Salario</text:p>
          </table:table-cell>
          <table:table-cell table:style-name="PROFESSOR.A1" office:value-type="string">
            <text:p text:style-name="P33">Departamento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29"/>
                </text:list-header>
              </text:list>
            </text:list-item>
            <text:list-item>
              <text:p text:style-name="P34">Construtor de Esquema → elemento que compõe o esquema, como por exemplo PROFESSOR</text:p>
              <text:p text:style-name="P34"/>
            </text:list-item>
          </text:list>
          <text:p text:style-name="P35">O diagrama de esquema apresenta estrutura de cada tipo de elemento, mas <text:span text:style-name="T13">NÃO</text:span> apresenta as instâncias dos elementos.</text:p>
          <text:p text:style-name="P36"><text:s/></text:p>
        </text:list-item>
        <text:list-item>
          <text:p text:style-name="P36"><text:s/>O que é uma Instância de BD? </text:p>
          <text:p text:style-name="P36"><text:line-break/><text:span text:style-name="T14">Conjunto de dados armazenados em determinado momento.<text:line-break/></text:span></text:p>
          <text:list>
            <text:list-item>
              <text:p text:style-name="P35">Estado Vazio → esquema especificado, mas nenhum dado armazenado</text:p>
            </text:list-item>
            <text:list-item>
              <text:p text:style-name="P35">Estado Inicial → BD carregado (populado) com dados iniciais</text:p>
            </text:list-item>
            <text:list-item>
              <text:p text:style-name="P36"><text:soft-page-break/><text:span text:style-name="T14">Estado se altera ao se </text:span><text:span text:style-name="T15">inserir</text:span><text:span text:style-name="T14">, </text:span><text:span text:style-name="T15">remover</text:span><text:span text:style-name="T14"> ou </text:span><text:span text:style-name="T15">modificar</text:span><text:span text:style-name="T14"> o valor de um item</text:span><text:line-break/></text:p>
            </text:list-item>
          </text:list>
        </text:list-item>
        <text:list-item>
          <text:p text:style-name="P37"><text:s/>Quais as vantagens de se adotar uma Arquitetura de Três Esquemas para implementar um BD? <text:line-break/><text:line-break/><text:span text:style-name="T16">Abordagem que permite visualização do esquema em diferentes níveis.</text:span></text:p>
          <text:p text:style-name="P37"/>
          <text:list>
            <text:list-item>
              <text:p text:style-name="P38">Autodescrição → metadados descritivos de diferentes níveis de abstração, de acordo com características estruturais</text:p>
            </text:list-item>
            <text:list-item>
              <text:p text:style-name="P38">Suporte a Múltiplas Visões → usuários e aplicações tem acesso restrito a porções do BD suficientes para atender suas necessidades</text:p>
            </text:list-item>
            <text:list-item>
              <text:p text:style-name="P37"><text:span text:style-name="T16">Independência de Aplicação → estrutura do BD armazenada separadamente de aplicações, garantindo que alterações na estrutura não necessariamente levem a mudanças em aplicações</text:span><text:line-break/></text:p>
            </text:list-item>
          </text:list>
        </text:list-item>
        <text:list-item>
          <text:p text:style-name="P37"><text:s/>Quais níveis existem em uma Arquitetura de Três Esquemas? <text:line-break/></text:p>
          <text:list>
            <text:list-item>
              <text:p text:style-name="P38">Nível Externo</text:p>
              <text:list>
                <text:list-item>
                  <text:p text:style-name="P38">Esquema Externo → visões de usuário</text:p>
                </text:list-item>
                <text:list-item>
                  <text:p text:style-name="P38">Cada visão descreve a parte do BD em que um grupo de usuários está interessado, ocultando o restante</text:p>
                </text:list-item>
                <text:list-item>
                  <text:p text:style-name="P38">Implementado com modelo de dados representativo</text:p>
                </text:list-item>
              </text:list>
            </text:list-item>
            <text:list-item>
              <text:p text:style-name="P38">Nível Conceitual</text:p>
              <text:list>
                <text:list-item>
                  <text:p text:style-name="P38">Esquema Conceitual → estrutura do BD</text:p>
                </text:list-item>
                <text:list-item>
                  <text:p text:style-name="P38">Descrição de tipos de dados, entidades, relacionamentos, restrições e operações do usuário</text:p>
                </text:list-item>
                <text:list-item>
                  <text:p text:style-name="P38">Oculta detalhes de armazenamento físico</text:p>
                </text:list-item>
              </text:list>
            </text:list-item>
            <text:list-item>
              <text:p text:style-name="P38">Nível Interno</text:p>
              <text:list>
                <text:list-item>
                  <text:p text:style-name="P38">Esquema Físico → estrutura do armazenamento físico do BD</text:p>
                </text:list-item>
                <text:list-item>
                  <text:p text:style-name="P37"><text:span text:style-name="T16">Descrição de detalhes de armazenamento de dados e de caminhos de acesso</text:span><text:line-break/></text:p>
                </text:list-item>
              </text:list>
            </text:list-item>
          </text:list>
        </text:list-item>
        <text:list-item>
          <text:p text:style-name="P37"><text:s/>O que é Mapeamento em uma Arquitetura de Três Esquemas? </text:p>
          <text:p text:style-name="P37"/>
          <text:p text:style-name="P38">Níveis apresentam descritores para dados que estão efetivamente armazenados em meio físico.</text:p>
          <text:p text:style-name="P37"/>
          <text:list>
            <text:list-item>
              <text:p text:style-name="P37"><text:span text:style-name="T17">Mapeamento</text:span><text:span text:style-name="T16"> → transformação de requisições e resultados entre níveis</text:span></text:p>
            </text:list-item>
            <text:list-item>
              <text:p text:style-name="P37"><text:span text:style-name="T16">SGBD transforma uma solicitação especificada por usuários em uma solicitação no </text:span><text:span text:style-name="T17">Esquema Conceitual</text:span><text:span text:style-name="T16"> e, em seguida, em uma solicitação no </text:span><text:span text:style-name="T17">Esquema Interno</text:span><text:span text:style-name="T16"> para que o processamento de dados possa ser realizado</text:span><text:line-break/></text:p>
            </text:list-item>
          </text:list>
        </text:list-item>
        <text:list-item>
          <text:p text:style-name="P39"><text:soft-page-break/><text:s/>O que é Independência de Dados e qual sua importância para um SBD? </text:p>
          <text:p text:style-name="P39"><text:line-break/><text:span text:style-name="T18">Capacidade de se alterar o esquema em um nível sem precisar alterar o esquema no nível adjacente superior.<text:line-break/></text:span></text:p>
          <text:list>
            <text:list-item>
              <text:p text:style-name="P39"><text:span text:style-name="T18">Lógica → capacidade de alterar o </text:span><text:span text:style-name="T19">Esquema<text:tab/>Conceitual</text:span><text:span text:style-name="T18"> sem precisar alterar o </text:span><text:span text:style-name="T19">Esquema Externo</text:span></text:p>
              <text:list>
                <text:list-item>
                  <text:p text:style-name="P40">Exemplo → ao acrescentar ou remover um tipo de dado somente o mapeamento entre os níveis e a definição da visão são alterados<text:line-break/></text:p>
                </text:list-item>
              </text:list>
            </text:list-item>
            <text:list-item>
              <text:p text:style-name="P39"><text:span text:style-name="T18">Física → capacidade de alterar o </text:span><text:span text:style-name="T19">Esquema Interno</text:span><text:span text:style-name="T18"> sem precisar alterar o </text:span><text:span text:style-name="T19">Esquema Conceitual</text:span></text:p>
              <text:list>
                <text:list-item>
                  <text:p text:style-name="P39"><text:span text:style-name="T20">Exemplo → ao organizar arquivos físicos criando estruturas de acesso adicionais somente o mapeamento entre os níveis é alterado</text:span><text:line-break/></text:p>
                </text:list-item>
              </text:list>
            </text:list-item>
          </text:list>
        </text:list-item>
        <text:list-item>
          <text:p text:style-name="P39"><text:s/>O que é uma Linguagem de Consulta? </text:p>
          <text:p text:style-name="P39"/>
          <text:p text:style-name="P41">Abordagem de BD precisa oferecer linguagens e interfaces apropriadas para cada tipo de usuário.<text:line-break/></text:p>
          <text:list>
            <text:list-item>
              <text:p text:style-name="P41">VDL → <text:span text:style-name="T21">linguagem de definição de visão que especifica o esquema externo, as visões de usuário e seus mapeamentos ao esquema conceitual</text:span></text:p>
            </text:list-item>
            <text:list-item>
              <text:p text:style-name="P41">DDL → <text:span text:style-name="T21">linguagem de definição de dados que especifica o esquema conceitual</text:span></text:p>
            </text:list-item>
            <text:list-item>
              <text:p text:style-name="P41">SDL → <text:span text:style-name="T21">linguagem de definição de armazenamento que especifica o esquema interno</text:span></text:p>
            </text:list-item>
            <text:list-item>
              <text:p text:style-name="P41">DML → linguagem de manipulação de dados utilizada para especificação de operações de inserção, exclusão, modificação e recuperação de dados<text:line-break/></text:p>
            </text:list-item>
          </text:list>
          <text:p text:style-name="P42">Se diferenciam quanto à forma como as operações são especificadas.</text:p>
        </text:list-item>
      </text:list>
      <text:p text:style-name="P43"/>
      <text:list text:continue-numbering="true" text:style-name="L1">
        <text:list-item>
          <text:list>
            <text:list-item>
              <text:p text:style-name="P41">Alto Nível → não procedural</text:p>
            </text:list-item>
            <text:list-item>
              <text:p text:style-name="P39"><text:span text:style-name="T18">Baixo Nível → procedural</text:span><text:line-break/></text:p>
            </text:list-item>
          </text:list>
        </text:list-item>
        <text:list-item>
          <text:p text:style-name="P44"><text:s/>Cite as linguagens incorporadas na linguagem SQL. <text:line-break/><text:line-break/><text:span text:style-name="T21">SGBDs tipicamente não consideram as diferentes linguagens como distintas.</text:span></text:p>
          <text:list>
            <text:list-item>
              <text:p text:style-name="P45">SQL → linguagem de consulta estruturada que combina VDL, DDL, SDL e DML, bem como instruções para especificação de restrição, evolução de esquema e outros recursos.</text:p>
            </text:list-item>
          </text:list>
        </text:list-item>
      </text:list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45:04.862555238</meta:creation-date>
    <dc:date>2025-10-02T01:34:47.043172743</dc:date>
    <meta:editing-duration>PT6M44S</meta:editing-duration>
    <meta:editing-cycles>3</meta:editing-cycles>
    <meta:generator>LibreOffice/25.8.1.1$Linux_X86_64 LibreOffice_project/580$Build-1</meta:generator>
    <meta:document-statistic meta:table-count="1" meta:image-count="0" meta:object-count="0" meta:page-count="6" meta:paragraph-count="138" meta:word-count="1423" meta:character-count="8752" meta:non-whitespace-character-count="7498"/>
  </office:meta>
</office:document-meta>
</file>